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title">
      <style:graphic-properties draw:fill-color="#ffffff" fo:min-height="5.597cm"/>
    </style:style>
    <style:style style:name="pr6" style:family="presentation" style:parent-style-name="Standard-outline1">
      <style:graphic-properties draw:fill-color="#ffffff" fo:min-height="12.028cm"/>
    </style:style>
    <style:style style:name="pr7" style:family="presentation" style:parent-style-name="Standard-notes">
      <style:graphic-properties draw:fill-color="#ffffff" fo:min-height="11.18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1.27cm" fo:margin-right="0cm" fo:margin-top="0.282cm" fo:margin-bottom="0cm" text:enable-numbering="false" fo:text-indent="0cm"/>
    </style:style>
    <style:style style:name="P4" style:family="paragraph">
      <style:paragraph-properties fo:margin-left="0.952cm" fo:margin-right="0cm" fo:margin-top="0.282cm" fo:margin-bottom="0cm" fo:line-height="90%" text:enable-numbering="true" fo:text-indent="-0.952cm"/>
    </style:style>
    <style:style style:name="P5" style:family="paragraph">
      <style:paragraph-properties fo:margin-left="2.063cm" fo:margin-right="0cm" text:enable-numbering="true" fo:text-indent="-0.793cm"/>
    </style:style>
    <style:style style:name="P6" style:family="paragraph">
      <style:paragraph-properties fo:margin-left="0.952cm" fo:margin-right="0cm" text:enable-numbering="true" fo:text-indent="-0.952cm"/>
    </style:style>
    <style:style style:name="P7" style:family="paragraph">
      <style:paragraph-properties fo:margin-left="0.952cm" fo:margin-right="0cm" fo:margin-top="0.211cm" fo:margin-bottom="0cm" text:enable-numbering="true" fo:text-indent="-0.952cm"/>
    </style:style>
    <style:style style:name="P8" style:family="paragraph">
      <style:paragraph-properties fo:margin-left="3.175cm" fo:margin-right="0cm" text:enable-numbering="true" fo:text-indent="-0.635cm"/>
    </style:style>
    <style:style style:name="P9" style:family="paragraph">
      <style:paragraph-properties fo:margin-left="0.952cm" fo:margin-right="0cm" fo:text-indent="-0.952cm"/>
    </style:style>
    <style:style style:name="P10" style:family="paragraph">
      <style:paragraph-properties fo:margin-left="0cm" fo:margin-right="0cm" fo:text-indent="0cm"/>
    </style:style>
    <style:style style:name="P11" style:family="paragraph">
      <style:paragraph-properties fo:margin-left="0.952cm" fo:margin-right="0cm" fo:text-indent="-0.952cm"/>
      <style:text-properties fo:font-size="28pt" style:font-size-asian="28pt" style:font-size-complex="28pt"/>
    </style:style>
    <style:style style:name="P12" style:family="paragraph">
      <style:paragraph-properties fo:margin-left="0.952cm" fo:margin-right="0cm" text:enable-numbering="false" fo:text-indent="-0.952cm"/>
      <style:text-properties fo:font-size="28pt" style:font-size-asian="28pt" style:font-size-complex="28pt"/>
    </style:style>
    <style:style style:name="P13" style:family="paragraph">
      <style:text-properties fo:font-size="28pt" style:font-size-asian="28pt" style:font-size-complex="28pt"/>
    </style:style>
    <style:style style:name="P14" style:family="paragraph">
      <style:paragraph-properties fo:margin-left="0.952cm" fo:margin-right="0cm" text:enable-numbering="false" fo:text-indent="-0.952cm"/>
      <style:text-properties fo:font-family="'Courier New'" style:font-family-generic="modern" style:font-pitch="fixed"/>
    </style:style>
    <style:style style:name="P15" style:family="paragraph">
      <style:paragraph-properties text:enable-numbering="false"/>
      <style:text-properties fo:font-family="'Courier New'" style:font-family-generic="modern" style:font-pitch="fixed"/>
    </style:style>
    <style:style style:name="P16" style:family="paragraph">
      <style:paragraph-properties fo:margin-left="0.952cm" fo:margin-right="0cm" text:enable-numbering="false" fo:text-indent="-0.952cm"/>
      <style:text-properties fo:font-family="'Courier New'" style:font-family-generic="modern" style:font-pitch="fixed" fo:font-size="28pt" style:font-size-asian="28pt" style:font-size-complex="28pt"/>
    </style:style>
    <style:style style:name="P17" style:family="paragraph">
      <style:paragraph-properties text:enable-numbering="false"/>
      <style:text-properties fo:font-family="'Courier New'" style:font-family-generic="modern" style:font-pitch="fixed" fo:font-size="28pt" style:font-size-asian="28pt" style:font-size-complex="28pt"/>
    </style:style>
    <style:style style:name="T1" style:family="text">
      <style:text-properties fo:color="#000000"/>
    </style:style>
    <style:style style:name="T2" style:family="text">
      <style:text-properties fo:language="de" fo:country="DE"/>
    </style:style>
    <style:style style:name="T3" style:family="text">
      <style:text-properties fo:font-size="24pt" fo:language="de" fo:country="DE" style:font-size-asian="24pt" style:font-size-complex="2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family="'Courier New'" style:font-family-generic="modern" style:font-pitch="fixed" fo:font-size="28pt" style:font-size-asian="28pt" style:font-size-complex="28pt"/>
    </style:style>
    <style:style style:name="T6" style:family="text">
      <style:text-properties fo:font-family="'Courier New'" style:font-family-generic="modern" style:font-pitch="fixed"/>
    </style:style>
    <text:list-style style:name="L1">
      <text:list-level-style-bullet text:level="1" text:bullet-char="•">
        <style:text-properties fo:font-family="SwitzerlandLight" style:font-family-generic="swiss" style:font-pitch="variable" fo:color="#000000" fo:font-size="100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</office:automatic-styles>
  <office:body>
    <office:presentation>
      <draw:page draw:name="Aspektorientierte Programmierung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Mixins</text:span></text:p>
          </draw:text-box>
        </draw:frame>
        <draw:frame presentation:style-name="pr2" draw:text-style-name="P2" draw:layer="layout" svg:width="17.78cm" svg:height="4.869cm" svg:x="3.81cm" svg:y="10.795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3">Klassen mit Geschmäck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1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Was sind Aspekte?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Was sind Mixins?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4"><text:span text:style-name="T2">Keine Klasse, kein Interface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2">Ein Interface mit Implementierunge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2">Eine Klasse, die nicht instantiiert werden kann</text:span></text:p>
                  </text:list-item>
                </text:list>
              </text:list-item>
            </text:list>
            <text:list text:style-name="L3">
              <text:list-item>
                <text:p text:style-name="P6"><text:span text:style-name="T2">Leichte Form von Mehrfachvererbung</text:span></text:p>
              </text:list-item>
            </text:list>
            <text:list text:style-name="L3">
              <text:list-item>
                <text:p text:style-name="P6"><text:span text:style-name="T2">Codestrukturen, explizit zum Zusammenfügen vorgesehen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2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Aspekte sind orthogonal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2">Woher kommt der Name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3">Eisverkäufer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„</text:span><text:span text:style-name="T3">langweilige“ Eissorte als Basi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Vanille, Joghurt, Schokolad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Zutat als Geschmacksrichtung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8"><text:span text:style-name="T3">Pistazien, Nüsse, Keks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Trademark: „Mix-In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3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AOP – Buzzword of the Year 2005" draw:style-name="dp1" draw:master-page-name="Standard" presentation:presentation-page-layout-name="AL2T1">
        <office:forms form:automatic-focus="false" form:apply-design-mode="false"/>
        <draw:frame presentation:style-name="pr1" draw:text-style-name="P2" draw:layer="layout" svg:width="21.59cm" svg:height="3.985cm" svg:x="1.905cm" svg:y="1.288cm" presentation:class="title" presentation:user-transformed="true">
          <draw:text-box>
            <text:p text:style-name="P1"><text:span text:style-name="T2">Welche Sprachen haben Mixins?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Perl</text:p>
              </text:list-item>
            </text:list>
            <text:list text:style-name="L3">
              <text:list-item>
                <text:p text:style-name="P9">Python</text:p>
              </text:list-item>
            </text:list>
            <text:list text:style-name="L3">
              <text:list-item>
                <text:p text:style-name="P9">Ruby</text:p>
              </text:list-item>
            </text:list>
            <text:list text:style-name="L3">
              <text:list-item>
                <text:p text:style-name="P9">Scala</text:p>
              </text:list-item>
            </text:list>
            <text:list text:style-name="L3">
              <text:list-item>
                <text:p text:style-name="P9">D</text:p>
              </text:list-item>
            </text:list>
            <text:list text:style-name="L3">
              <text:list-item>
                <text:p text:style-name="P9">(und einige weitere)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4" presentation:class="page"/>
          <draw:frame presentation:style-name="pr3" draw:layer="layout" svg:width="14.182cm" svg:height="11.432cm" svg:x="2.54cm" svg:y="12.27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10">Beispiel in Scala</text:p>
          </draw:text-box>
        </draw:frame>
        <draw:frame presentation:style-name="pr6" draw:text-style-name="P13" draw:layer="layout" svg:width="23.495cm" svg:height="12.028cm" svg:x="1.905cm" svg:y="5.502cm" presentation:class="outline" presentation:user-transformed="true">
          <draw:text-box>
            <text:list text:style-name="L3">
              <text:list-item>
                <text:p text:style-name="P11"><text:span text:style-name="T4"><text:a xlink:href="http://www.scala-lang.org/intro/mixin.html">http://www.scala-lang.org/intro/mixin.html</text:a></text:span></text:p>
              </text:list-item>
            </text:list>
            <text:list text:style-name="L3">
              <text:list-item>
                <text:p text:style-name="P11"><text:span text:style-name="T4">Bitte Link besuchen</text:span></text:p>
              </text:list-item>
            </text:list>
            <text:list text:style-name="L3">
              <text:list-item>
                <text:p text:style-name="P12"><text:span text:style-name="T4"/></text:p>
              </text:list-item>
            </text:list>
            <text:list text:style-name="L3">
              <text:list-item>
                <text:p text:style-name="P12"><text:span text:style-name="T5">abstract class AbsIterator {</text:span></text:p>
              </text:list-item>
            </text:list>
            <text:list text:style-name="L3">
              <text:list-item>
                <text:p text:style-name="P12"><text:span text:style-name="T5"><text:s text:c="2"/></text:span><text:span text:style-name="T5">type T</text:span></text:p>
              </text:list-item>
            </text:list>
            <text:list text:style-name="L3">
              <text:list-item>
                <text:p text:style-name="P12"><text:span text:style-name="T5"><text:s text:c="2"/></text:span><text:span text:style-name="T5">def hasNext: Boolean</text:span></text:p>
              </text:list-item>
            </text:list>
            <text:list text:style-name="L3">
              <text:list-item>
                <text:p text:style-name="P12"><text:span text:style-name="T5"><text:s text:c="2"/></text:span><text:span text:style-name="T5">def next: T</text:span></text:p>
              </text:list-item>
            </text:list>
            <text:list text:style-name="L3">
              <text:list-item>
                <text:p text:style-name="P12"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5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10">Beispiel in Scala</text:p>
          </draw:text-box>
        </draw:frame>
        <draw:frame presentation:style-name="pr6" draw:text-style-name="P15" draw:layer="layout" svg:width="21.59cm" svg:height="12.028cm" svg:x="1.905cm" svg:y="5.502cm" presentation:class="outline">
          <draw:text-box>
            <text:list text:style-name="L3">
              <text:list-item>
                <text:p text:style-name="P14"><text:span text:style-name="T6">trait RichIterator extends AbsIterator {</text:span></text:p>
              </text:list-item>
            </text:list>
            <text:list text:style-name="L3">
              <text:list-item>
                <text:p text:style-name="P14"><text:span text:style-name="T6"><text:s text:c="2"/></text:span><text:span text:style-name="T6">def foreach(f: T =&gt; Unit { while (hasNext) f(next) }</text:span></text:p>
              </text:list-item>
            </text:list>
            <text:list text:style-name="L3">
              <text:list-item>
                <text:p text:style-name="P14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6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10">Beispiel in Scala</text:p>
          </draw:text-box>
        </draw:frame>
        <draw:frame presentation:style-name="pr6" draw:text-style-name="P15" draw:layer="layout" svg:width="21.59cm" svg:height="12.243cm" svg:x="1.905cm" svg:y="5.502cm" presentation:class="outline" presentation:user-transformed="true">
          <draw:text-box>
            <text:list text:style-name="L3">
              <text:list-item>
                <text:p text:style-name="P14"><text:span text:style-name="T6">class StringIterator(s: String) extends AbsIterator {</text:span></text:p>
              </text:list-item>
            </text:list>
            <text:list text:style-name="L3">
              <text:list-item>
                <text:p text:style-name="P14"><text:span text:style-name="T6"><text:s text:c="2"/></text:span><text:span text:style-name="T6">type T = Char</text:span></text:p>
              </text:list-item>
            </text:list>
            <text:list text:style-name="L3">
              <text:list-item>
                <text:p text:style-name="P14"><text:span text:style-name="T6"><text:s text:c="2"/></text:span><text:span text:style-name="T6">private var i = 0</text:span></text:p>
              </text:list-item>
            </text:list>
            <text:list text:style-name="L3">
              <text:list-item>
                <text:p text:style-name="P14"><text:span text:style-name="T6"><text:s text:c="2"/></text:span><text:span text:style-name="T6">def hasNext = i &lt; s.length()</text:span></text:p>
              </text:list-item>
            </text:list>
            <text:list text:style-name="L3">
              <text:list-item>
                <text:p text:style-name="P14"><text:span text:style-name="T6"><text:s text:c="2"/></text:span><text:span text:style-name="T6">def next = { val ch = s charAt i; i += 1; ch }</text:span></text:p>
              </text:list-item>
            </text:list>
            <text:list text:style-name="L3">
              <text:list-item>
                <text:p text:style-name="P14"><text:span text:style-name="T6">}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7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5" draw:layer="layout" svg:width="21.59cm" svg:height="5.597cm" svg:x="1.905cm" svg:y="0.482cm" presentation:class="title">
          <draw:text-box>
            <text:p text:style-name="P10">Beispiel in Scala</text:p>
          </draw:text-box>
        </draw:frame>
        <draw:frame presentation:style-name="pr6" draw:text-style-name="P17" draw:layer="layout" svg:width="21.59cm" svg:height="12.358cm" svg:x="1.905cm" svg:y="5.502cm" presentation:class="outline" presentation:user-transformed="true">
          <draw:text-box>
            <text:list text:style-name="L3">
              <text:list-item>
                <text:p text:style-name="P16"><text:span text:style-name="T5">object StringIteratorTest {</text:span></text:p>
              </text:list-item>
            </text:list>
            <text:list text:style-name="L3">
              <text:list-item>
                <text:p text:style-name="P16"><text:span text:style-name="T5"><text:s text:c="2"/></text:span><text:span text:style-name="T5">def main(args: Array[String]) {</text:span></text:p>
              </text:list-item>
            </text:list>
            <text:list text:style-name="L3">
              <text:list-item>
                <text:p text:style-name="P16"><text:span text:style-name="T5"><text:s text:c="4"/></text:span><text:span text:style-name="T5">class Iter extends StringIterator(args(0)) with RichIterator</text:span></text:p>
              </text:list-item>
            </text:list>
            <text:list text:style-name="L3">
              <text:list-item>
                <text:p text:style-name="P16"><text:span text:style-name="T5"><text:s text:c="4"/></text:span><text:span text:style-name="T5">val iter = new Iter</text:span></text:p>
              </text:list-item>
            </text:list>
            <text:list text:style-name="L3">
              <text:list-item>
                <text:p text:style-name="P16"><text:span text:style-name="T5"><text:s text:c="4"/></text:span><text:span text:style-name="T5">iter foreach println</text:span></text:p>
              </text:list-item>
            </text:list>
            <text:list text:style-name="L3">
              <text:list-item>
                <text:p text:style-name="P16"><text:span text:style-name="T5"><text:s text:c="2"/></text:span><text:span text:style-name="T5">}</text:span></text:p>
              </text:list-item>
            </text:list>
            <text:list text:style-name="L3">
              <text:list-item>
                <text:p text:style-name="P16"><text:span text:style-name="T5">}</text:span></text:p>
              </text:list-item>
            </text:list>
          </draw:text-box>
        </draw:frame>
        <presentation:notes draw:style-name="dp2">
          <draw:page-thumbnail draw:style-name="gr1" draw:layer="layout" svg:width="12.982cm" svg:height="9.738cm" svg:x="3.14cm" svg:y="1.904cm" draw:page-number="8" presentation:class="page"/>
          <draw:frame presentation:style-name="pr7" draw:layer="layout" svg:width="14.182cm" svg:height="11.181cm" svg:x="2.54cm" svg:y="12.27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ffffff" draw:end-color="#ff3300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44pt" fo:font-style="normal" fo:text-shadow="none" style:text-underline-style="none" fo:font-weight="normal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SwitzerlandLight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3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6" style:family="graphic" style:parent-style-name="standard">
      <style:graphic-properties draw:stroke="none" draw:fill="none" draw:fill-color="#00cc99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Standard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Standard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Standard-backgroundobjects" style:list-style-name="L2">
      <style:graphic-properties draw:stroke="none" draw:fill="none" draw:fill-color="#00cc99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Standard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Standard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line-height="100%" text:enable-numbering="false" fo:text-indent="0cm"/>
    </style:style>
    <style:style style:name="P4" style:family="paragraph">
      <style:paragraph-properties fo:margin-left="0cm" fo:margin-right="0cm" fo:line-height="100%" text:enable-numbering="false" fo:text-indent="0cm" style:writing-mode="lr-tb"/>
    </style:style>
    <style:style style:name="P5" style:family="paragraph">
      <style:paragraph-properties fo:margin-left="0cm" fo:margin-right="0cm" fo:line-height="100%" fo:text-align="center" text:enable-numbering="false" fo:text-indent="0cm"/>
    </style:style>
    <style:style style:name="P6" style:family="paragraph">
      <style:paragraph-properties fo:margin-left="0cm" fo:margin-right="0cm" fo:line-height="100%" fo:text-align="center" text:enable-numbering="false" fo:text-indent="0cm" style:writing-mode="lr-tb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style:writing-mode="lr-tb"/>
    </style:style>
    <style:style style:name="P9" style:family="paragraph">
      <style:paragraph-properties fo:margin-left="0cm" fo:margin-right="0cm" fo:line-height="100%" fo:text-align="end" text:enable-numbering="false" fo:text-indent="0cm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text:enable-numbering="false" fo:text-indent="0cm"/>
    </style:style>
    <style:style style:name="P12" style:family="paragraph">
      <style:paragraph-properties fo:margin-left="0cm" fo:margin-right="0cm" text:enable-numbering="false" fo:text-indent="0cm" style:writing-mode="lr-tb"/>
    </style:style>
    <style:style style:name="P13" style:family="paragraph">
      <style:paragraph-properties fo:margin-left="0cm" fo:margin-right="0cm" fo:text-align="end" text:enable-numbering="false" fo:text-indent="0cm"/>
    </style:style>
    <style:style style:name="P14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family="SwitzerlandLight" style:font-family-generic="swiss" style:font-pitch="variable" fo:font-size="14pt" style:font-size-asian="14pt" style:font-size-complex="14pt"/>
    </style:style>
    <style:style style:name="T2" style:family="text">
      <style:text-properties fo:font-size="12pt" fo:language="de" fo:country="DE" style:font-size-asian="12pt" style:font-size-complex="12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7cm" svg:height="4.618cm" svg:x="2.231cm" svg:y="3.592cm" draw:page-number="1"/>
      <draw:page-thumbnail draw:layer="backgroundobjects" svg:width="6.157cm" svg:height="4.618cm" svg:x="10.92cm" svg:y="3.592cm" draw:page-number="2"/>
      <draw:page-thumbnail draw:layer="backgroundobjects" svg:width="6.157cm" svg:height="4.618cm" svg:x="2.231cm" svg:y="10.52cm" draw:page-number="3"/>
      <draw:page-thumbnail draw:layer="backgroundobjects" svg:width="6.157cm" svg:height="4.618cm" svg:x="10.92cm" svg:y="10.52cm" draw:page-number="4"/>
      <draw:page-thumbnail draw:layer="backgroundobjects" svg:width="6.157cm" svg:height="4.618cm" svg:x="2.231cm" svg:y="17.448cm"/>
      <draw:page-thumbnail draw:layer="backgroundobjects" svg:width="6.157cm" svg:height="4.618cm" svg:x="10.92cm" svg:y="17.448cm"/>
      <draw:frame draw:style-name="gr1" draw:text-style-name="P1" draw:layer="backgroundobjects" svg:width="8.379cm" svg:height="1.282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379cm" svg:height="1.282cm" svg:x="10.9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379cm" svg:height="1.282cm" svg:x="0cm" svg:y="24.377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379cm" svg:height="1.282cm" svg:x="10.93cm" svg:y="24.377cm" presentation:class="page-number">
        <draw:text-box>
          <text:p text:style-name="P2"><text:page-number>&lt;Nummer&gt;</text:page-number></text:p>
        </draw:text-box>
      </draw:frame>
    </style:handout-master>
    <style:master-page style:name="Standard" style:page-layout-name="PM1" draw:style-name="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presentation:style-name="pr1" draw:text-style-name="P4" draw:layer="backgroundobjects" svg:width="4.657cm" svg:height="0.853cm" svg:x="3.174cm" svg:y="17.991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9.314cm" svg:height="1.445cm" svg:x="8.043cm" svg:y="17.991cm" presentation:class="footer">
        <draw:text-box>
          <text:p text:style-name="P5"><text:span text:style-name="T1"><presentation:footer/></text:span><text:span text:style-name="T1">Objektorientiertes Software-Engineering</text:span></text:p>
        </draw:text-box>
      </draw:frame>
      <draw:frame presentation:style-name="pr3" draw:text-style-name="P4" draw:layer="backgroundobjects" svg:width="2.117cm" svg:height="1.445cm" svg:x="21.377cm" svg:y="17.991cm" presentation:class="page-number">
        <draw:text-box>
          <text:p text:style-name="P3"><text:span text:style-name="T1">- </text:span><text:span text:style-name="T1"><text:page-number>&lt;Nummer&gt;</text:page-number></text:span></text:p>
        </draw:text-box>
      </draw:frame>
      <draw:frame draw:name="ba_logo" draw:style-name="gr3" draw:text-style-name="P7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gr4" draw:text-style-name="P8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gr5" draw:text-style-name="P8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custom-shape draw:style-name="gr6" draw:text-style-name="P8" draw:layer="backgroundobjects" svg:width="3.598cm" svg:height="0.635cm" svg:x="17.992cm" svg:y="17.992cm">
        <text:p text:style-name="P9"><text:span text:style-name="T1">Kapitel 0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gr7" draw:text-style-name="P10" draw:layer="backgroundobjects" svg:width="19.31cm" svg:height="25.66cm" svg:x="0cm" svg:y="0cm">
          <text:p/>
        </draw:rect>
        <draw:frame presentation:style-name="pr4" draw:text-style-name="P12" draw:layer="backgroundobjects" svg:width="8.467cm" svg:height="1.271cm" svg:x="-0.001cm" svg:y="0cm" presentation:class="header">
          <draw:text-box>
            <text:p text:style-name="P11"><text:span text:style-name="T2"><presentation:header/></text:span></text:p>
          </draw:text-box>
        </draw:frame>
        <draw:frame presentation:style-name="pr4" draw:text-style-name="P14" draw:layer="backgroundobjects" svg:width="8.255cm" svg:height="1.271cm" svg:x="11.006cm" svg:y="0cm" presentation:class="date-time">
          <draw:text-box>
            <text:p text:style-name="P13"><text:span text:style-name="T2"><presentation:date-time/></text:span></text:p>
          </draw:text-box>
        </draw:frame>
        <draw:page-thumbnail presentation:style-name="Standard-title" draw:layer="backgroundobjects" svg:width="12.982cm" svg:height="9.738cm" svg:x="3.14cm" svg:y="1.904cm" presentation:class="page"/>
        <draw:frame presentation:style-name="Standard-notes" draw:layer="backgroundobjects" svg:width="14.182cm" svg:height="11.431cm" svg:x="2.54cm" svg:y="12.277cm" presentation:class="notes" presentation:placeholder="true">
          <draw:text-box/>
        </draw:frame>
        <draw:frame presentation:style-name="pr5" draw:text-style-name="P12" draw:layer="backgroundobjects" svg:width="8.467cm" svg:height="1.271cm" svg:x="-0.001cm" svg:y="24.341cm" presentation:class="footer">
          <draw:text-box>
            <text:p text:style-name="P11"><text:span text:style-name="T2"><presentation:footer/></text:span></text:p>
          </draw:text-box>
        </draw:frame>
        <draw:frame presentation:style-name="pr5" draw:text-style-name="P14" draw:layer="backgroundobjects" svg:width="8.255cm" svg:height="1.271cm" svg:x="11.006cm" svg:y="24.341cm" presentation:class="page-number">
          <draw:text-box>
            <text:p text:style-name="P13"><text:span text:style-name="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2$Build-9286</meta:generator>
    <dc:title>PowerPoint-Präsentation</dc:title>
    <meta:initial-creator>Daniel Lindner</meta:initial-creator>
    <meta:creation-date>2002-03-11T15:12:02</meta:creation-date>
    <dc:creator>Daniel Lindner</dc:creator>
    <dc:date>2008-06-08T22:15:52</dc:date>
    <meta:editing-cycles>250</meta:editing-cycles>
    <meta:editing-duration>PT20M50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